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7c0ee" officeooo:paragraph-rsid="0017c0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c0ee" officeooo:paragraph-rsid="0017c0e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aura Orts Ramon<text:tab/>2ºDAW<text:tab/>Despliegue de Aplicaciones Web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7T18:51:52.094000000</meta:creation-date>
    <meta:editing-duration>P4DT16H3M17S</meta:editing-duration>
    <meta:editing-cycles>2</meta:editing-cycles>
    <meta:generator>LibreOffice/7.3.7.2$Windows_X86_64 LibreOffice_project/e114eadc50a9ff8d8c8a0567d6da8f454beeb84f</meta:generator>
    <dc:date>2023-02-08T11:43:02.361000000</dc:date>
    <meta:document-statistic meta:table-count="0" meta:image-count="0" meta:object-count="0" meta:page-count="1" meta:paragraph-count="1" meta:word-count="8" meta:character-count="53" meta:non-whitespace-character-count="46"/>
  </office:meta>
</office:document-meta>
</file>